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09b" officeooo:paragraph-rsid="0006d09b"/>
    </style:style>
    <style:style style:name="P2" style:family="paragraph" style:parent-style-name="Standard">
      <style:text-properties officeooo:rsid="00082144" officeooo:paragraph-rsid="00082144"/>
    </style:style>
    <style:style style:name="P3" style:family="paragraph" style:parent-style-name="Standard">
      <style:text-properties officeooo:rsid="0008edb2" officeooo:paragraph-rsid="0008e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la.kebvlnslgawr</text:p>
      <text:p text:style-name="P2">ks.egu;aIe</text:p>
      <text:p text:style-name="P3">akuhgrwop;lm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06:39.904430680</meta:creation-date>
    <dc:date>2018-03-03T10:16:49.121321134</dc:date>
    <meta:editing-duration>PT2M15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3" meta:character-count="40" meta:non-whitespace-character-count="40"/>
  </office:meta>
</office:document-meta>
</file>